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546" officeooo:paragraph-rsid="001b7546"/>
    </style:style>
    <style:style style:name="P2" style:family="paragraph" style:parent-style-name="Standard">
      <style:text-properties officeooo:rsid="001b7546" officeooo:paragraph-rsid="001b7c0e"/>
    </style:style>
    <style:style style:name="P3" style:family="paragraph" style:parent-style-name="Standard">
      <style:text-properties fo:font-weight="bold" officeooo:rsid="001b7546" officeooo:paragraph-rsid="001b7546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b7c0e" fo:background-color="transparent" loext:char-shading-value="0"/>
    </style:style>
    <style:style style:name="T3" style:family="text">
      <style:text-properties officeooo:rsid="001b7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gemein:</text:p>
      <text:p text:style-name="P1"/>
      <text:p text:style-name="P1">CrewManagement:<text:line-break/>OBJECT: Flugnummer, Startzeit, Endzeit, Startort, Zielort, CrewKapazität<text:line-break/></text:p>
      <text:p text:style-name="P1">Reservation:<text:line-break/>OBJECT: Flugnummer, Startzeit, Endzeit, Startort, Zielort, KundenKapazität<text:line-break/>Ein Object ist ein Flug<text:line-break/></text:p>
      <text:p text:style-name="P1">geeinigt auf die UGT -&gt; UNIVERSAL GERMAN TIME (diese gilt Weltweit!)</text:p>
      <text:p text:style-name="P1">UGT = UTC </text:p>
      <text:p text:style-name="P1"/>
      <text:p text:style-name="P3">FlightOperations:</text:p>
      <text:p text:style-name="P1"/>
      <text:p text:style-name="P2">1) Wo befindet sich das Flugzeug in diesem Moment (Ort)?</text:p>
      <text:p text:style-name="P2">2) Wie lange fliegt das Flugzeug schon?</text:p>
      <text:p text:style-name="P2">3) Hast das Flugzeug Verspätung? (+wie viel Verspä.?)</text:p>
      <text:p text:style-name="P2">4) W<text:span text:style-name="T3">i</text:span>e lange muss das Flugzeug noch bis zum Zielort fliegen (Zeit)</text:p>
      <text:p text:style-name="P2">5) Wann ist das Flugzeug losgeflogen?</text:p>
      <text:p text:style-name="P2">6) Wann soll das Flugzeug regulär ankommen?</text:p>
      <text:p text:style-name="P2">7) Ausgabe: Startflughafen, Zielflughafen (Land, Stadt?)</text:p>
      <text:p text:style-name="P2"><text:span text:style-name="T2">8)</text:span> Mockup-Flugzeug erstellen (Flugnummer, Startzeit, Endzeit, Startort, Zielort, Sitzplatzkapazität, Crewkapazität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8:33:56.426000000</meta:creation-date>
    <dc:date>2015-11-04T08:36:23.951000000</dc:date>
    <meta:editing-duration>PT2M28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14" meta:word-count="103" meta:character-count="772" meta:non-whitespace-character-count="679"/>
  </office:meta>
</office:document-meta>
</file>